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Heading_20_1">
      <style:text-properties fo:language="nl" fo:country="NL"/>
    </style:style>
    <style:style style:name="P2" style:family="paragraph" style:parent-style-name="Heading_20_2">
      <style:text-properties fo:language="nl" fo:country="NL"/>
    </style:style>
    <style:style style:name="P3" style:family="paragraph" style:parent-style-name="Text_20_body">
      <style:text-properties fo:language="nl" fo:country="NL"/>
    </style:style>
    <style:style style:name="P4" style:family="paragraph" style:parent-style-name="Text_20_body" style:list-style-name="L1"/>
    <style:style style:name="P5" style:family="paragraph" style:parent-style-name="Text_20_body" style:list-style-name="L1">
      <style:text-properties officeooo:paragraph-rsid="00137779"/>
    </style:style>
    <style:style style:name="P6" style:family="paragraph" style:parent-style-name="Text_20_body" style:list-style-name="L2"/>
    <style:style style:name="P7" style:family="paragraph" style:parent-style-name="Text_20_body" style:list-style-name="L2">
      <style:text-properties fo:color="#c9211e" loext:opacity="100%" fo:language="nl" fo:country="NL" officeooo:rsid="001e890f" officeooo:paragraph-rsid="001e890f"/>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4">
      <style:text-properties fo:language="nl" fo:country="NL"/>
    </style:style>
    <style:style style:name="P11" style:family="paragraph" style:parent-style-name="Heading_20_2">
      <style:text-properties fo:language="nl" fo:country="NL" officeooo:rsid="001635d7" officeooo:paragraph-rsid="001635d7"/>
    </style:style>
    <style:style style:name="P12" style:family="paragraph" style:parent-style-name="Text_20_body" style:list-style-name="L5">
      <style:text-properties fo:language="nl" fo:country="NL"/>
    </style:style>
    <style:style style:name="P13" style:family="paragraph" style:parent-style-name="Standard">
      <style:text-properties fo:color="#c9211e" loext:opacity="100%" fo:language="nl" fo:country="NL" officeooo:rsid="0016b10d" officeooo:paragraph-rsid="0017dc06" style:script-type="latin"/>
    </style:style>
    <style:style style:name="P14" style:family="paragraph" style:parent-style-name="Standard">
      <style:text-properties officeooo:paragraph-rsid="0017dc06"/>
    </style:style>
    <style:style style:name="P15" style:family="paragraph" style:parent-style-name="Standard">
      <style:text-properties fo:color="#c9211e" loext:opacity="100%" officeooo:rsid="0019818d" officeooo:paragraph-rsid="0019818d"/>
    </style:style>
    <style:style style:name="P16" style:family="paragraph" style:parent-style-name="Standard">
      <style:text-properties fo:color="#c9211e" loext:opacity="100%" officeooo:rsid="001a80a6" officeooo:paragraph-rsid="001a80a6"/>
    </style:style>
    <style:style style:name="P17" style:family="paragraph" style:parent-style-name="Standard">
      <style:text-properties fo:color="#c9211e" loext:opacity="100%" officeooo:rsid="001c3797" officeooo:paragraph-rsid="001c3797"/>
    </style:style>
    <style:style style:name="P18" style:family="paragraph" style:parent-style-name="Standard">
      <style:text-properties fo:color="#c9211e" loext:opacity="100%" officeooo:rsid="001e890f" officeooo:paragraph-rsid="001e890f"/>
    </style:style>
    <style:style style:name="T1" style:family="text">
      <style:text-properties officeooo:rsid="00119b2a"/>
    </style:style>
    <style:style style:name="T2" style:family="text">
      <style:text-properties officeooo:rsid="00137779"/>
    </style:style>
    <style:style style:name="T3" style:family="text">
      <style:text-properties fo:language="nl" fo:country="NL"/>
    </style:style>
    <style:style style:name="T4" style:family="text">
      <style:text-properties fo:language="nl" fo:country="NL" officeooo:rsid="00137779"/>
    </style:style>
    <style:style style:name="T5" style:family="text">
      <style:text-properties fo:language="nl" fo:country="NL" officeooo:rsid="001635d7"/>
    </style:style>
    <style:style style:name="T6" style:family="text">
      <style:text-properties fo:color="#c9211e" loext:opacity="100%" officeooo:rsid="001635d7"/>
    </style:style>
    <style:style style:name="T7" style:family="text">
      <style:text-properties officeooo:rsid="001635d7"/>
    </style:style>
    <style:style style:name="T8" style:family="text">
      <style:text-properties fo:color="#c9211e" loext:opacity="100%"/>
    </style:style>
    <style:style style:name="T9" style:family="text">
      <style:text-properties officeooo:rsid="0017dc06"/>
    </style:style>
    <style:style style:name="T10" style:family="text">
      <style:text-properties officeooo:rsid="0019818d"/>
    </style:style>
    <style:style style:name="T11" style:family="text">
      <style:text-properties fo:color="#c9211e" loext:opacity="100%" fo:language="nl" fo:country="NL" officeooo:rsid="0016b10d" style:script-type="latin"/>
    </style:style>
    <style:style style:name="T12" style:family="text">
      <style:text-properties officeooo:rsid="00202d7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llengevoorstel – Bewegingsanalyse bij kniebelasting</text:h>
      <text:h text:style-name="P2" text:outline-level="2">Probleemomschrijving</text:h>
      <text:p text:style-name="P3">Veel mensen kampen met knieproblemen, zowel in de sport als in de gezondheidszorg. Fysiotherapeuten en coaches constateren vaak dat de oorzaak niet alleen in de knie ligt, maar ook samenhangt met de heupen of voeten. Het is echter lastig om dit objectief zichtbaar te maken. Sporters <text:span text:style-name="T1">missen vaak de kennis </text:span>en professionals kunnen niet in het lichaam kijken. Hierdoor blijven subtiele fouten in beweging of drukverdeling onopgemerkt, wat kan leiden tot blessures <text:span text:style-name="T1">en/</text:span>of herstelproblemen <text:span text:style-name="T1">en/of bew</text:span><text:span text:style-name="T2">egings</text:span><text:span text:style-name="T1">effie</text:span><text:span text:style-name="T2">ntie</text:span></text:p>
      <text:h text:style-name="P2" text:outline-level="2">Onderzoeksvraag</text:h>
      <text:p text:style-name="P3">Hoe kan een prototype van een meetsysteem worden ontwikkeld dat de drukverdeling en belasting tijdens bewegingen zoals squats meet, zodat fysiotherapeuten, coaches en sporters inzicht krijgen in hun techniek en kniebelasting?</text:p>
      <text:h text:style-name="P2" text:outline-level="2">Context</text:h>
      <text:list text:style-name="L1">
        <text:list-item>
          <text:p text:style-name="P4"><text:span text:style-name="Strong_20_Emphasis"><text:span text:style-name="T3">Gezondheidszorg:</text:span></text:span><text:span text:style-name="T3"> fysiotherapeuten ondersteunen patiënten in revalidatie.</text:span></text:p>
        </text:list-item>
        <text:list-item>
          <text:p text:style-name="P4"><text:span text:style-name="Strong_20_Emphasis"><text:span text:style-name="T3">Sport en coaching:</text:span></text:span><text:span text:style-name="T3"> coaches willen prestaties verbeteren en blessures voorkomen.</text:span></text:p>
        </text:list-item>
        <text:list-item>
          <text:p text:style-name="P5"><text:span text:style-name="Strong_20_Emphasis"><text:span text:style-name="T3">Maatschappelijke relevantie:</text:span></text:span><text:span text:style-name="T3"> </text:span><text:span text:style-name="T4">O</text:span><text:span text:style-name="T3">pensource tooling </text:span><text:span text:style-name="T4">creëren dat kan bijdragen aan Nederland in beweging te krijgen.</text:span></text:p>
        </text:list-item>
      </text:list>
      <text:h text:style-name="P2" text:outline-level="2">Technologische context</text:h>
      <text:list text:style-name="L2">
        <text:list-item>
          <text:p text:style-name="P6"><text:span text:style-name="Strong_20_Emphasis"><text:span text:style-name="T3">Hardware:</text:span></text:span><text:span text:style-name="T3"> Arduino als basis voor sensoren die druk meten.</text:span></text:p>
        </text:list-item>
        <text:list-item>
          <text:p text:style-name="P6"><text:span text:style-name="Strong_20_Emphasis"><text:span text:style-name="T3">Software:</text:span></text:span><text:span text:style-name="T3"> programmeren voor dataverwerking en visualisatie.</text:span></text:p>
        </text:list-item>
        <text:list-item>
          <text:p text:style-name="P6"><text:span text:style-name="Strong_20_Emphasis"><text:span text:style-name="T3">Data &amp; Analyse:</text:span></text:span><text:span text:style-name="T3"> opslag en analyse van data, bijvoorbeeld in een eenvoudige database of dashboard, om inzicht te geven in patronen.</text:span></text:p>
        </text:list-item>
        <text:list-item>
          <text:p text:style-name="P7">Ui meenemen</text:p>
        </text:list-item>
      </text:list>
      <text:h text:style-name="P2" text:outline-level="2"><text:soft-page-break/>Leerdoelen</text:h>
      <text:p text:style-name="P3">De challenge richt zich op drie pijlers van de studie:</text:p>
      <text:list text:style-name="L3">
        <text:list-item>
          <text:p text:style-name="P8"><text:span text:style-name="Strong_20_Emphasis"><text:span text:style-name="T3">Innovative Technologies:</text:span></text:span><text:span text:style-name="T3"> werken met Arduino of vergelijkbare hardware en sensortechnologie.</text:span></text:p>
        </text:list-item>
        <text:list-item>
          <text:p text:style-name="P8"><text:span text:style-name="Strong_20_Emphasis"><text:span text:style-name="T3">Software Engineering:</text:span></text:span><text:span text:style-name="T3"> zelf code schrijven voor </text:span><text:span text:style-name="T5">het meten van de sensoren, </text:span><text:span text:style-name="T3">dataverzamel</text:span><text:span text:style-name="T5">en</text:span><text:span text:style-name="T3">, verwerking en visualisatie.</text:span></text:p>
        </text:list-item>
        <text:list-item>
          <text:p text:style-name="P8"><text:span text:style-name="Strong_20_Emphasis"><text:span text:style-name="T3">Business &amp; Data:</text:span></text:span><text:span text:style-name="T3"> data opslaan, analyseren en inzichtelijk maken voor professionals.</text:span></text:p>
        </text:list-item>
      </text:list>
      <text:h text:style-name="P2" text:outline-level="2">Leeractiviteiten &amp; fasering</text:h>
      <text:p text:style-name="P3">De challenge wordt opgedeeld in behapbare stappen:</text:p>
      <text:list text:style-name="L4">
        <text:list-item>
          <text:p text:style-name="P9"><text:span text:style-name="Strong_20_Emphasis"><text:span text:style-name="T3">Onderzoek &amp; Analyse</text:span></text:span></text:p>
          <text:list>
            <text:list-item>
              <text:p text:style-name="P10">Inventarisatie van bestaande oplossingen (drukplaten, inlegzolen, wearables). <text:span text:style-name="T6">Is dit nodig?</text:span></text:p>
            </text:list-item>
            <text:list-item>
              <text:p text:style-name="P10">Uitwerken van requirements: wat moet het prototype minimaal kunnen meten en tonen?</text:p>
            </text:list-item>
            <text:list-item>
              <text:p text:style-name="P10">Eindniveau: overzichtsdocument met eisen en randvoorwaarden. <text:span text:style-name="T6">Is dit nodig?</text:span></text:p>
            </text:list-item>
          </text:list>
        </text:list-item>
        <text:list-item>
          <text:p text:style-name="P9"><text:span text:style-name="Strong_20_Emphasis"><text:span text:style-name="T3">Ontwerp</text:span></text:span></text:p>
          <text:list>
            <text:list-item>
              <text:p text:style-name="P10">Opzetten van een eerste concept (hardware + software-architectuur).</text:p>
            </text:list-item>
            <text:list-item>
              <text:p text:style-name="P10">Visualisatie-idee (bv. heatmap of dashboard).</text:p>
            </text:list-item>
            <text:list-item>
              <text:p text:style-name="P10">Eindniveau: ontwerpdocument en eerste schetsen.</text:p>
            </text:list-item>
          </text:list>
        </text:list-item>
        <text:list-item>
          <text:p text:style-name="P9"><text:span text:style-name="Strong_20_Emphasis"><text:span text:style-name="T3">Realisatie</text:span></text:span></text:p>
          <text:list>
            <text:list-item>
              <text:p text:style-name="P10">Bouw van een prototype met Arduino n sensoren.</text:p>
            </text:list-item>
            <text:list-item>
              <text:p text:style-name="P10">Code schrijven voor <text:span text:style-name="T7">sensoren uitlezen, </text:span>dataverzameling en basisopslag.</text:p>
            </text:list-item>
            <text:list-item>
              <text:p text:style-name="P10">Eindniveau: werkend prototype dat basisdata kan uitlezen.</text:p>
            </text:list-item>
          </text:list>
        </text:list-item>
        <text:list-item>
          <text:p text:style-name="P9"><text:span text:style-name="Strong_20_Emphasis"><text:span text:style-name="T3">Test &amp; Reflectie</text:span></text:span></text:p>
          <text:list>
            <text:list-item>
              <text:p text:style-name="P10">Prototype testen met simpele beweging.</text:p>
            </text:list-item>
            <text:list-item>
              <text:p text:style-name="P10">Evalueren of de data bruikbaar is voor inzicht in kniebelasting.</text:p>
            </text:list-item>
            <text:list-item>
              <text:p text:style-name="P10">Eindniveau: demonstratie in sprintdemo + korte evaluatie. <text:span text:style-name="T8">??</text:span></text:p>
            </text:list-item>
          </text:list>
        </text:list-item>
      </text:list>
      <text:h text:style-name="P11" text:outline-level="2"><text:soft-page-break/>Opleveren</text:h>
      <text:list text:style-name="L5">
        <text:list-item>
          <text:p text:style-name="P12">Onderzoeksrapport (kort, overzicht van bestaande oplossingen + requirements).</text:p>
        </text:list-item>
        <text:list-item>
          <text:p text:style-name="P12">Ontwerpdocument met schetsen/architectuur.</text:p>
        </text:list-item>
        <text:list-item>
          <text:p text:style-name="P12">Werkend prototype (Arduino + software).</text:p>
        </text:list-item>
        <text:list-item>
          <text:p text:style-name="P12">Demo waarin data wordt verzameld en gevisualiseerd.</text:p>
        </text:list-item>
        <text:list-item>
          <text:p text:style-name="P12">Reflectieverslag op leerdoelen en resultaten.</text:p>
        </text:list-item>
      </text:list>
      <text:p text:style-name="P13">Nog iets er bij zetten dat ik wil dat het simpel te gebruiken is. Je moet het mee kunnen nemen naar de gym en daar snel kunnen opzetten. <text:tab/></text:p>
      <text:p text:style-name="P13"><text:tab/>- <text:a xlink:type="simple" xlink:href="https://simtk.org/projects/opensim" text:style-name="Internet_20_link" text:visited-style-name="Visited_20_Internet_20_Link">https://simtk.org/projects/opensim</text:a> <text:span text:style-name="T9">valt daardoor af.</text:span></text:p>
      <text:p text:style-name="P13"><text:span text:style-name="Strong_20_Emphasis">OpenGo (Moticon)</text:span> – commerciële zooltjes, maar de software is gesloten.</text:p>
      <text:p text:style-name="P13">- <text:span text:style-name="T10">leuk idee maar niet open-source</text:span></text:p>
      <text:p text:style-name="P13"/>
      <text:p text:style-name="P13"><text:a xlink:type="simple" xlink:href="https://github.com/opensim-org/opensim-core" text:style-name="Internet_20_link" text:visited-style-name="Visited_20_Internet_20_Link">https://github.com/opensim-org/opensim-core</text:a>, <text:span text:style-name="T10">maakt iet s van zooltjes voor open-sim. Mooi, maar technmologisch te complext voor mij om iets mee te kunnen doen.</text:span></text:p>
      <text:p text:style-name="P13"/>
      <text:p text:style-name="P13"><text:a xlink:type="simple" xlink:href="https://www.openshoe.org/" text:style-name="Internet_20_link" text:visited-style-name="Visited_20_Internet_20_Link">https://www.openshoe.org/</text:a>, <text:span text:style-name="T10">meer gefocust op navigatie</text:span></text:p>
      <text:p text:style-name="P14"><text:span text:style-name="T11">- </text:span><text:span text:style-name="T8">Het meet de beweging van de voet (accelerometer + gyroscoop) en rekent via algoritmes de positie uit, ook zonder GPS. Het werd o.a. ontwikkeld voor reddingswerkers en soldaten die binnen gebouwen of ondergronds hun positie moeten weten.</text:span></text:p>
      <text:p text:style-name="P14"/>
      <text:p text:style-name="P15">Daarnaast ben ik bang dat een zooltje je houding aanpast. Het liefst zie ik een soort weegschaal, een plaat waar je op staat en je beweging doet. Om goed te squatten sta ik het liefst om een harde ondergrond. Echter gebruiken veel mensen ook squatschoenen met verhoogde hak. Mmm, overdenken… </text:p>
      <text:p text:style-name="P15"/>
      <text:p text:style-name="P16">GITHUB projecten die ik ben tegengekomen</text:p>
      <text:p text:style-name="P16"/>
      <text:p text:style-name="P16"><text:a xlink:type="simple" xlink:href="https://github.com/dkolosa/footpressuremapping" text:style-name="Internet_20_link" text:visited-style-name="Visited_20_Internet_20_Link">https://github.com/dkolosa/footpressuremapping</text:a> </text:p>
      <text:p text:style-name="P16">- dood project, doet iets met arduino en android</text:p>
      <text:p text:style-name="P16"/>
      <text:p text:style-name="P16"><text:a xlink:type="simple" xlink:href="https://github.com/GallVp/footPress" text:style-name="Internet_20_link" text:visited-style-name="Visited_20_Internet_20_Link">https://github.com/GallVp/footPress</text:a></text:p>
      <text:p text:style-name="P16">- geschreven voor matlab</text:p>
      <text:p text:style-name="P16"/>
      <text:p text:style-name="P16"><text:a xlink:type="simple" xlink:href="https://github.com/christopher-dabrowski/magic-feet" text:style-name="Internet_20_link" text:visited-style-name="Visited_20_Internet_20_Link">https://github.com/christopher-dabrowski/magic-feet</text:a></text:p>
      <text:p text:style-name="P16">- webbased app om pressuresensoren op de voeten van patienten inzichtelijk te krijgen</text:p>
      <text:p text:style-name="P16"/>
      <text:p text:style-name="P17">Algemene ideen</text:p>
      <text:p text:style-name="P17"><text:soft-page-break/>Een zooltje past je stand wellicht aan. Is het mogelijk om een modulair systeem te maken. Bijvoorbeeld 10x10cm met daarin 1x1cm sensoren?</text:p>
      <text:p text:style-name="P17"/>
      <text:p text:style-name="P17">Dit maakt het wel weer duur en zwaar om mee te nemen, dan is een zooltje wellicht wer beter. Of een glasplaat met een camera eronder, maar ja, dat lijkt me te complex voor nu</text:p>
      <text:p text:style-name="P17"/>
      <text:p text:style-name="P18">analyse, maak document, langzaam naar de volgende. Minimal viable product</text:p>
      <text:p text:style-name="P18"/>
      <text:p text:style-name="P18"/>
      <text:p text:style-name="P18"/>
      <text:p text:style-name="P18">-- <text:span text:style-name="T12">enterprise architectuu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nl" fo:country="NL" style:letter-kerning="true" style:font-name-asian="Noto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nl" fo:country="NL" style:letter-kerning="true" style:font-name-asian="Noto Sans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Noto Serif" fo:font-family="'Noto Serif'" style:font-family-generic="roman" style:font-pitch="variable" fo:font-size="24pt" fo:font-weight="bold" style:font-name-asian="Noto Sans1"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Noto Serif" fo:font-family="'Noto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8T10:17:44.645068551</meta:creation-date>
    <dc:date>2025-09-08T20:54:06.183053214</dc:date>
    <meta:editing-duration>PT46M42S</meta:editing-duration>
    <meta:editing-cycles>11</meta:editing-cycles>
    <meta:generator>LibreOffice/25.8.1.1$Linux_X86_64 LibreOffice_project/580$Build-1</meta:generator>
    <meta:document-statistic meta:table-count="0" meta:image-count="0" meta:object-count="0" meta:page-count="4" meta:paragraph-count="63" meta:word-count="673" meta:character-count="4689" meta:non-whitespace-character-count="4103"/>
  </office:meta>
</office:document-meta>
</file>